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580000001F7027388D.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718cm" fo:margin-left="1.281cm" fo:margin-right="0cm" fo:margin-top="0cm" fo:margin-bottom="0.423cm" table:align="margins"/>
    </style:style>
    <style:style style:name="Table1.A" style:family="table-column">
      <style:table-column-properties style:column-width="2.514cm" style:rel-column-width="10480*"/>
    </style:style>
    <style:style style:name="Table1.B" style:family="table-column">
      <style:table-column-properties style:column-width="13.204cm" style:rel-column-width="55055*"/>
    </style:style>
    <style:style style:name="Table1.A1" style:family="table-cell">
      <style:table-cell-properties fo:padding="0.097cm" fo:border="none"/>
    </style:style>
    <style:style style:name="Table3" style:family="table">
      <style:table-properties style:width="15.94cm" fo:margin-left="1.06cm" fo:margin-top="0cm" fo:margin-bottom="0.423cm" table:align="left" style:may-break-between-rows="false"/>
    </style:style>
    <style:style style:name="Table3.A" style:family="table-column">
      <style:table-column-properties style:column-width="3.844cm"/>
    </style:style>
    <style:style style:name="Table3.B" style:family="table-column">
      <style:table-column-properties style:column-width="12.097cm"/>
    </style:style>
    <style:style style:name="Table3.A1" style:family="table-cell">
      <style:table-cell-properties style:vertical-align="middle" fo:background-color="#e6e6ff" fo:padding="0.078cm" fo:border-left="0.002cm solid #000000" fo:border-right="none" fo:border-top="0.002cm solid #000000" fo:border-bottom="0.002cm solid #000000">
        <style:background-image/>
      </style:table-cell-properties>
    </style:style>
    <style:style style:name="Table3.B1" style:family="table-cell">
      <style:table-cell-properties style:vertical-align="middle" fo:background-color="#e6e6ff" fo:padding="0.078cm" fo:border="0.002cm solid #000000">
        <style:background-image/>
      </style:table-cell-properties>
    </style:style>
    <style:style style:name="Table3.A2" style:family="table-cell">
      <style:table-cell-properties style:vertical-align="middle" fo:background-color="transparent" fo:padding="0.078cm" fo:border-left="0.002cm solid #000000" fo:border-right="none" fo:border-top="none" fo:border-bottom="0.002cm solid #000000">
        <style:background-image/>
      </style:table-cell-properties>
    </style:style>
    <style:style style:name="Table3.B2" style:family="table-cell">
      <style:table-cell-properties style:vertical-align="middle" fo:background-color="transparent" fo:padding="0.078cm" fo:border-left="0.002cm solid #000000" fo:border-right="0.002cm solid #000000" fo:border-top="none" fo:border-bottom="0.002cm solid #000000">
        <style:background-image/>
      </style:table-cell-properties>
    </style:style>
    <style:style style:name="Table2" style:family="table">
      <style:table-properties style:width="15.94cm" fo:margin-left="1.06cm" fo:margin-top="0cm" fo:margin-bottom="0.423cm" table:align="left"/>
    </style:style>
    <style:style style:name="Table2.A" style:family="table-column">
      <style:table-column-properties style:column-width="3.598cm"/>
    </style:style>
    <style:style style:name="Table2.B" style:family="table-column">
      <style:table-column-properties style:column-width="12.342cm"/>
    </style:style>
    <style:style style:name="Table2.1" style:family="table-row">
      <style:table-row-properties fo:background-color="#e6e6ff">
        <style:background-image/>
      </style:table-row-properties>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P1" style:family="paragraph" style:parent-style-name="Table_20_Contents">
      <style:paragraph-properties fo:text-align="center" style:justify-single-word="false"/>
    </style:style>
    <style:style style:name="P2" style:family="paragraph" style:parent-style-name="Text_20_body" style:list-style-name="L1"/>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7"/>
    <style:style style:name="P6" style:family="paragraph" style:parent-style-name="Text_20_body" style:master-page-name="">
      <style:paragraph-properties style:page-number="auto" fo:keep-with-next="always"/>
    </style:style>
    <style:style style:name="P7" style:family="paragraph" style:parent-style-name="Text_20_body" style:list-style-name="L4">
      <style:paragraph-properties fo:margin-top="0cm" fo:margin-bottom="0cm"/>
    </style:style>
    <style:style style:name="P8" style:family="paragraph" style:parent-style-name="Text_20_body" style:list-style-name="L4">
      <style:paragraph-properties fo:margin-top="0cm" fo:margin-bottom="0cm"/>
    </style:style>
    <style:style style:name="P9" style:family="paragraph" style:parent-style-name="Text_20_body" style:list-style-name="L5">
      <style:paragraph-properties fo:margin-top="0cm" fo:margin-bottom="0cm"/>
    </style:style>
    <style:style style:name="P10" style:family="paragraph" style:parent-style-name="Text_20_body" style:list-style-name="L5">
      <style:paragraph-properties fo:margin-top="0cm" fo:margin-bottom="0cm"/>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margin-left="0cm" fo:margin-right="0cm" fo:text-indent="0cm" style:auto-text-indent="false"/>
    </style:style>
    <style:style style:name="P13" style:family="paragraph" style:parent-style-name="Table_20_Contents">
      <style:paragraph-properties fo:margin-left="1.251cm" fo:margin-right="0cm" fo:text-indent="0cm" style:auto-text-indent="false"/>
    </style:style>
    <style:style style:name="T1" style:family="text">
      <style:text-properties fo:font-style="normal" style:font-style-asian="normal" style:font-style-complex="normal"/>
    </style:style>
    <style:style style:name="T2" style:family="text">
      <style:text-properties fo:font-weight="bold" style:font-weight-asian="bold" style:font-weight-complex="bold"/>
    </style:style>
    <style:style style:name="T3" style:family="text">
      <style:text-properties fo:color="#008080"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fo:font-family="StarSymbol" style:font-charset="x-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elphiDabbler HTML Resource Compiler</text:p>
      <text:p text:style-name="Subtitle">User Guide</text:p>
      <text:h text:style-name="Heading_20_1" text:outline-level="1"><text:bookmark-start text:name="Command Line"/>Command Line<text:bookmark-end text:name="Command Line"/></text:h>
      <text:p text:style-name="Text_20_body">The command line syntax of the application is: </text:p>
      <text:p text:style-name="Source_20_Code_20_Framed">HTMLRes <text:span text:style-name="Emphasis">in-file-list</text:span> [-m<text:span text:style-name="Emphasis">manifest-file</text:span>] [-o<text:span text:style-name="Emphasis">out-file</text:span>] [<text:span text:style-name="Emphasis">switches</text:span>]</text:p>
      <text:p text:style-name="Text_20_body">where: </text:p>
      <text:list text:style-name="L1">
        <text:list-item>
          <text:p text:style-name="P2"><text:span text:style-name="Source_20_Text">in-file-list</text:span> is a sequence of zero or more input file names that are to be stored in the resource file. Relative file names are relative to the folder from where <text:span text:style-name="Emphasis">HTMLRes</text:span><text:span text:style-name="T1"> was started. From v1.1 the </text:span><text:span text:style-name="Source_20_Text"><text:span text:style-name="T1">-r</text:span></text:span><text:span text:style-name="T1"> switch may be used to change this behaviour.</text:span></text:p>
        </text:list-item>
        <text:list-item>
          <text:p text:style-name="P2"><text:span text:style-name="Source_20_Text">manifest-file</text:span> is a file containing a list of file names to be included in the resource file. Each file name is stored on a separate line in the manifest file. Blank lines are allowed and lines beginning with # are treated as comments and are ignored. Comments cannot be placed on the same line as a file name. Here's an example file: </text:p>
        </text:list-item>
      </text:list>
      <text:p text:style-name="Source_20_Code_20_Framed"># Files required for demo<text:line-break/>index.html<text:line-break/>page2.html<text:line-break/>arrow.gif<text:line-break/>style.css</text:p>
      <text:list text:style-name="L1">
        <text:list-header>
          <text:p text:style-name="P2">Spaces are not allowed between the <text:span text:style-name="Source_20_Text">-m</text:span> switch and the manifest file name. The file names specified in the manifest are, by default, relative to the folder from where <text:span text:style-name="Emphasis">HTMLRes</text:span> was executed. From v1.1 you can change this so that the file names are relative to the manifest file's folder by using the <text:span text:style-name="Source_20_Text">-r</text:span> switch (see below).</text:p>
        </text:list-header>
        <text:list-item>
          <text:p text:style-name="P2"><text:span text:style-name="Source_20_Text">out-file</text:span> is the name of the output resource file. This switch is optional. If the <text:span text:style-name="Source_20_Text">-o</text:span> switch is not provided then the default name <text:span text:style-name="Source_20_Text">out.res</text:span> is used. Spaces are not allowed between the <text:span text:style-name="Source_20_Text">-o</text:span> switch and the output file name. From v1.2 the <text:span text:style-name="Source_20_Text">-u</text:span> switch controls how existing output files are handled (see below).</text:p>
        </text:list-item>
        <text:list-item>
          <text:p text:style-name="P2"><text:span text:style-name="Source_20_Text">switches</text:span> is a sequence of zero or more of: </text:p>
        </text:list-item>
      </text:list>
      <table:table table:name="Table1" table:style-name="Table1">
        <table:table-column table:style-name="Table1.A"/>
        <table:table-column table:style-name="Table1.B"/>
        <table:table-row>
          <table:table-cell table:style-name="Table1.A1" office:value-type="string">
            <text:p text:style-name="Table_20_Contents"><text:span text:style-name="Source_20_Text">-q</text:span></text:p>
          </table:table-cell>
          <table:table-cell table:style-name="Table1.A1" office:value-type="string">
            <text:p text:style-name="Table_20_Contents">Quite mode. Does not display any normal output. Any error messages are displayed. </text:p>
          </table:table-cell>
        </table:table-row>
        <table:table-row>
          <table:table-cell table:style-name="Table1.A1" office:value-type="string">
            <text:p text:style-name="Table_20_Contents"><text:span text:style-name="Source_20_Text">-Q</text:span></text:p>
          </table:table-cell>
          <table:table-cell table:style-name="Table1.A1" office:value-type="string">
            <text:p text:style-name="Table_20_Contents">Silent mode. No normal or error messages are displayed.</text:p>
          </table:table-cell>
        </table:table-row>
        <table:table-row>
          <table:table-cell table:style-name="Table1.A1" office:value-type="string">
            <text:p text:style-name="Table_20_Contents"><text:span text:style-name="Source_20_Text">-p</text:span> or <text:span text:style-name="Source_20_Text">-P</text:span></text:p>
          </table:table-cell>
          <table:table-cell table:style-name="Table1.A1" office:value-type="string">
            <text:p text:style-name="Table_20_Contents">Causes the program to pause on completion and prompts the user to press return before closing the program. The prompt is always displayed, regardless of whether the <text:span text:style-name="Source_20_Text">-q</text:span> or <text:span text:style-name="Source_20_Text">-Q</text:span> switches have been used. </text:p>
          </table:table-cell>
        </table:table-row>
        <text:soft-page-break/>
        <table:table-row>
          <table:table-cell table:style-name="Table1.A1" office:value-type="string">
            <text:p text:style-name="Table_20_Contents"><text:span text:style-name="Source_20_Text">-r</text:span> or <text:span text:style-name="Source_20_Text">-R</text:span></text:p>
          </table:table-cell>
          <table:table-cell table:style-name="Table1.A1" office:value-type="string">
            <text:p text:style-name="Table_20_Contents">Causes all relative file names to be taken as relative to the manifest file's directory. If this switch is not specified file names are relative to the directory where <text:span text:style-name="Emphasis"><text:span text:style-name="Emphasis">HTMLRes</text:span></text:span> was executed. The switch applies to the preceding <text:span text:style-name="Source_20_Text"><text:span text:style-name="Source_20_Text">-m</text:span></text:span> manifest file command. If there is no <text:span text:style-name="Source_20_Text"><text:span text:style-name="Source_20_Text">-m</text:span></text:span> switch then this switch is ignored. <text:span text:style-name="Source_20_Text"><text:span text:style-name="Source_20_Text">-r</text:span></text:span> applies to all relative file names, i.e. input file, output file and all files listed in a manifest file. </text:p>
          </table:table-cell>
        </table:table-row>
        <table:table-row>
          <table:table-cell table:style-name="Table1.A1" office:value-type="string">
            <text:p text:style-name="Table_20_Contents"><text:span text:style-name="Source_20_Text">-u:param</text:span> or <text:span text:style-name="Source_20_Text">-U:param</text:span></text:p>
          </table:table-cell>
          <table:table-cell table:style-name="Table1.A1" office:value-type="string">
            <text:p text:style-name="Table_20_Contents">Specifies the action to be taken if an output file already exists. <text:span text:style-name="Source_20_Text">param</text:span> indicates the action to take:</text:p>
            <text:p text:style-name="P12"><text:span text:style-name="Source_20_Text">-u:fail</text:span></text:p>
            <text:p text:style-name="P13">The program fails with an error if the output file does not exist. The output file is not changed.</text:p>
            <text:p text:style-name="P12"><text:span text:style-name="Source_20_Comment">-</text:span><text:span text:style-name="Source_20_Text">u:overwritefile</text:span></text:p>
            <text:p text:style-name="P13">The output file is overwritten (default).</text:p>
            <text:p text:style-name="P12"><text:span text:style-name="Source_20_Text">-u:insertres</text:span></text:p>
            <text:p text:style-name="P13">Inserts HTML resources into the existing file. An error is reported if the output file is not a valid resource file or if any resource name already exists in the file. The output file is not modified if an error occurs.</text:p>
            <text:p text:style-name="P12"><text:span text:style-name="Source_20_Text">-u:overwriteres</text:span></text:p>
            <text:p text:style-name="P13">Inserts HTML resources into the existing file, overwriting existing resources if there is a name clash. It is an error if the output file is not a valid resource file. In the event of an error the output file is not modified.</text:p>
          </table:table-cell>
        </table:table-row>
        <table:table-row>
          <table:table-cell table:style-name="Table1.A1" office:value-type="string">
            <text:p text:style-name="Table_20_Contents"><text:span text:style-name="Source_20_Text">-H</text:span>, <text:span text:style-name="Source_20_Text">-h</text:span> or <text:span text:style-name="Source_20_Text">-?</text:span></text:p>
          </table:table-cell>
          <table:table-cell table:style-name="Table1.A1" office:value-type="string">
            <text:p text:style-name="Table_20_Contents">Displays a help screen. The <text:span text:style-name="Source_20_Text">-q</text:span> and <text:span text:style-name="Source_20_Text">-Q</text:span> switches are ignored. </text:p>
          </table:table-cell>
        </table:table-row>
      </table:table>
      <text:p text:style-name="Text_20_body">At least one input file must be provided, either directly on the command line or in <text:span text:style-name="T1">the </text:span><text:span text:style-name="Emphasis"><text:span text:style-name="T1">manifest file</text:span></text:span><text:span text:style-name="T1"> </text:span>unless the <text:span text:style-name="Source_20_Text">-H</text:span>, <text:span text:style-name="Source_20_Text">-h</text:span> or <text:span text:style-name="Source_20_Text">-?</text:span> switches are used. <text:s/>See below for restrictions placed on file names.</text:p>
      <text:h text:style-name="Heading_20_1" text:outline-level="1"><text:bookmark-start text:name="Error Codes"/>Error Codes<text:bookmark-end text:name="Error Codes"/></text:h>
      <text:p text:style-name="Text_20_body">The program returns 0 on success or an explanatory error code on failure. The error codes are: </text:p>
      <table:table table:name="Table3" table:style-name="Table3">
        <table:table-column table:style-name="Table3.A"/>
        <table:table-column table:style-name="Table3.B"/>
        <table:table-row>
          <table:table-cell table:style-name="Table3.A1" office:value-type="string">
            <text:p text:style-name="Table_20_Heading">Error<text:line-break/>code</text:p>
          </table:table-cell>
          <table:table-cell table:style-name="Table3.B1" office:value-type="string">
            <text:p text:style-name="Table_20_Heading">Explanation</text:p>
          </table:table-cell>
        </table:table-row>
        <table:table-row>
          <table:table-cell table:style-name="Table3.A2" office:value-type="string">
            <text:p text:style-name="P1">1</text:p>
          </table:table-cell>
          <table:table-cell table:style-name="Table3.B2" office:value-type="string">
            <text:p text:style-name="Table_20_Contents">Command line error.</text:p>
          </table:table-cell>
        </table:table-row>
        <table:table-row>
          <table:table-cell table:style-name="Table3.A2" office:value-type="string">
            <text:p text:style-name="P1">2</text:p>
          </table:table-cell>
          <table:table-cell table:style-name="Table3.B2" office:value-type="string">
            <text:p text:style-name="Table_20_Contents">Manifest file expected but doesn't exist.</text:p>
          </table:table-cell>
        </table:table-row>
        <table:table-row>
          <table:table-cell table:style-name="Table3.A2" office:value-type="string">
            <text:p text:style-name="P1">3</text:p>
          </table:table-cell>
          <table:table-cell table:style-name="Table3.B2" office:value-type="string">
            <text:p text:style-name="Table_20_Contents">One or more source files don't exist.</text:p>
          </table:table-cell>
        </table:table-row>
        <table:table-row>
          <table:table-cell table:style-name="Table3.A2" office:value-type="string">
            <text:p text:style-name="P1">4</text:p>
          </table:table-cell>
          <table:table-cell table:style-name="Table3.B2" office:value-type="string">
            <text:p text:style-name="Table_20_Contents">Duplicate file name.</text:p>
          </table:table-cell>
        </table:table-row>
        <table:table-row>
          <table:table-cell table:style-name="Table3.A2" office:value-type="string">
            <text:p text:style-name="P1">5</text:p>
          </table:table-cell>
          <table:table-cell table:style-name="Table3.B2" office:value-type="string">
            <text:p text:style-name="Table_20_Contents">Output file exists (the <text:span text:style-name="Source_20_Text">-u:fail</text:span> switch has been used).</text:p>
          </table:table-cell>
        </table:table-row>
        <table:table-row>
          <table:table-cell table:style-name="Table3.A2" office:value-type="string">
            <text:p text:style-name="P1">6</text:p>
          </table:table-cell>
          <table:table-cell table:style-name="Table3.B2" office:value-type="string">
            <text:p text:style-name="Table_20_Contents">Output file exists but is not a valid resource files (the <text:span text:style-name="Source_20_Text">-u:insertres</text:span> or <text:span text:style-name="Source_20_Text">-u:overwriteres</text:span> switch has been used).</text:p>
          </table:table-cell>
        </table:table-row>
        <table:table-row>
          <table:table-cell table:style-name="Table3.A2" office:value-type="string">
            <text:p text:style-name="P1">7</text:p>
          </table:table-cell>
          <table:table-cell table:style-name="Table3.B2" office:value-type="string">
            <text:p text:style-name="Table_20_Contents">Resource name already exists in output file (the <text:span text:style-name="Source_20_Text">-u:insertres</text:span> or <text:span text:style-name="Source_20_Text">-u:overwriteres</text:span> switch has been used).</text:p>
          </table:table-cell>
        </table:table-row>
        <table:table-row>
          <table:table-cell table:style-name="Table3.A2" office:value-type="string">
            <text:p text:style-name="P1">255</text:p>
          </table:table-cell>
          <table:table-cell table:style-name="Table3.B2" office:value-type="string">
            <text:p text:style-name="Table_20_Contents">Unexpected / unknown error.</text:p>
          </table:table-cell>
        </table:table-row>
      </table:table>
      <text:h text:style-name="Heading_20_1" text:outline-level="1"><text:bookmark-start text:name="File Name Restrictions"/><text:soft-page-break/>File Name Restrictions<text:bookmark-end text:name="File Name Restrictions"/></text:h>
      <text:p text:style-name="Text_20_body">Since resource names cannot be duplicated in a resource file, and since base file names (without the path) are used as resource names, it follows that duplicate base file names cannot be specified either on the command line or in a manifest file. For example you can't specify both <text:span text:style-name="Source_20_Text">C:\Foo\MyFile.htm</text:span> and <text:span text:style-name="Source_20_Text">C:\Bar\MyFile.htm</text:span>.</text:p>
      <text:p text:style-name="Text_20_body">If you are intending use the <text:span text:style-name="Source_20_Text">res://</text:span> protocol to access the HTML resources from Internet Explorer or an embedded Web Browser control there are some restrictions on the resource names, and hence the files names, that you can use. Certain file names that begin with a digit or a punctuation character are not recognised and not loaded. Examples of names to avoid are:</text:p>
      <text:list text:style-name="L5">
        <text:list-item>
          <text:p text:style-name="P9"><text:span text:style-name="Source_20_Text">42.html</text:span></text:p>
        </text:list-item>
        <text:list-item>
          <text:p text:style-name="P9"><text:span text:style-name="Source_20_Text">%3.css</text:span></text:p>
        </text:list-item>
        <text:list-item>
          <text:p text:style-name="P4"><text:span text:style-name="Source_20_Text">4-a.jpg</text:span></text:p>
        </text:list-item>
      </text:list>
      <text:h text:style-name="Heading_20_1" text:outline-level="1"><text:bookmark-start text:name="Compatibility"/>Compatibility<text:bookmark-end text:name="Compatibility"/></text:h>
      <text:p text:style-name="Text_20_body">Not all features are available in all versions of <text:span text:style-name="Emphasis">HTMLRes</text:span>. Specifically:</text:p>
      <text:list text:style-name="L7">
        <text:list-item>
          <text:p text:style-name="P5">The <text:span text:style-name="Source_20_Text">-r</text:span> switch is available in v1.1 and later.</text:p>
        </text:list-item>
        <text:list-item>
          <text:p text:style-name="P5">The <text:span text:style-name="Source_20_Text">-u</text:span> switch is available in v1.2 and later.</text:p>
        </text:list-item>
      </text:list>
      <text:h text:style-name="Heading_20_1" text:outline-level="1"><text:bookmark-start text:name="Example"/>Example<text:bookmark-end text:name="Example"/></text:h>
      <text:p text:style-name="Text_20_body">An example <text:span text:style-name="Emphasis">Delphi</text:span> project is supplied with the program. The demo files are installed in the <text:span text:style-name="Source_20_Text">Demo</text:span> sub-folder of the main program installation folder. </text:p>
      <text:p text:style-name="Text_20_body">The demo project simply creates a resource only DLL that stores some HTML, CSS and GIF files that can be displayed in Internet Explorer. </text:p>
      <text:p text:style-name="Text_20_body">The demo files are: </text:p>
      <table:table table:name="Table2" table:style-name="Table2">
        <table:table-column table:style-name="Table2.A"/>
        <table:table-column table:style-name="Table2.B"/>
        <table:table-row table:style-name="Table2.1">
          <table:table-cell table:style-name="Table2.A1" office:value-type="string">
            <text:p text:style-name="Table_20_Heading">File Name</text:p>
          </table:table-cell>
          <table:table-cell table:style-name="Table2.B1" office:value-type="string">
            <text:p text:style-name="Table_20_Heading">Description</text:p>
          </table:table-cell>
        </table:table-row>
        <table:table-row>
          <table:table-cell table:style-name="Table2.A2" office:value-type="string">
            <text:p text:style-name="Table_20_Contents"><text:span text:style-name="Source_20_Text">index.html</text:span></text:p>
          </table:table-cell>
          <table:table-cell table:style-name="Table2.B2" office:value-type="string">
            <text:p text:style-name="Table_20_Contents">The main demo web page. </text:p>
          </table:table-cell>
        </table:table-row>
        <table:table-row>
          <table:table-cell table:style-name="Table2.A2" office:value-type="string">
            <text:p text:style-name="Table_20_Contents"><text:span text:style-name="Source_20_Text">page2.html</text:span></text:p>
          </table:table-cell>
          <table:table-cell table:style-name="Table2.B2" office:value-type="string">
            <text:p text:style-name="Table_20_Contents">A subsidiary web page. </text:p>
          </table:table-cell>
        </table:table-row>
        <table:table-row>
          <table:table-cell table:style-name="Table2.A2" office:value-type="string">
            <text:p text:style-name="Table_20_Contents"><text:span text:style-name="Source_20_Text">style.css</text:span></text:p>
          </table:table-cell>
          <table:table-cell table:style-name="Table2.B2" office:value-type="string">
            <text:p text:style-name="Table_20_Contents">A style sheet for the web pages. </text:p>
          </table:table-cell>
        </table:table-row>
        <table:table-row>
          <table:table-cell table:style-name="Table2.A2" office:value-type="string">
            <text:p text:style-name="Table_20_Contents"><text:span text:style-name="Source_20_Text">arrow.gif</text:span></text:p>
          </table:table-cell>
          <table:table-cell table:style-name="Table2.B2" office:value-type="string">
            <text:p text:style-name="Table_20_Contents">A GIF displayed in <text:span text:style-name="Source_20_Text">index.html</text:span>. </text:p>
          </table:table-cell>
        </table:table-row>
        <table:table-row>
          <table:table-cell table:style-name="Table2.A2" office:value-type="string">
            <text:p text:style-name="Table_20_Contents"><text:span text:style-name="Source_20_Text">Demo.hmfst</text:span></text:p>
          </table:table-cell>
          <table:table-cell table:style-name="Table2.B2" office:value-type="string">
            <text:p text:style-name="Table_20_Contents">A manifest file that lists the demo files to be built by <text:span text:style-name="Emphasis">HTMLRes</text:span>. </text:p>
          </table:table-cell>
        </table:table-row>
        <table:table-row>
          <table:table-cell table:style-name="Table2.A2" office:value-type="string">
            <text:p text:style-name="Table_20_Contents"><text:span text:style-name="Source_20_Text">HTMLLib.dpr</text:span></text:p>
          </table:table-cell>
          <table:table-cell table:style-name="Table2.B2" office:value-type="string">
            <text:p text:style-name="Table_20_Contents">The <text:span text:style-name="Emphasis">Delphi</text:span> source code for the resource-only DLL. </text:p>
          </table:table-cell>
        </table:table-row>
        <table:table-row>
          <table:table-cell table:style-name="Table2.A2" office:value-type="string">
            <text:p text:style-name="Table_20_Contents"><text:span text:style-name="Source_20_Text">DemoReadMem.txt</text:span></text:p>
          </table:table-cell>
          <table:table-cell table:style-name="Table2.B2" office:value-type="string">
            <text:p text:style-name="Table_20_Contents">ReadMe file for demo code. Please read before using the demo code. </text:p>
          </table:table-cell>
        </table:table-row>
      </table:table>
      <text:p text:style-name="P6"><text:soft-page-break/>Before building the demo project using <text:span text:style-name="Emphasis">Delphi</text:span> you must first start a command window (DOS box) and navigate to the demo directory. Now run <text:span text:style-name="Emphasis">HTMLRes</text:span> as follows: </text:p>
      <text:p text:style-name="Source_20_Code_20_Framed">HTMLRes -mDemo.hmfst -oHTML.res</text:p>
      <text:p text:style-name="Text_20_body">This compiles the files specified in <text:span text:style-name="Source_20_Text">Demo.hmfst</text:span> into the resource file <text:span text:style-name="Source_20_Text">HTML.res</text:span>. </text:p>
      <text:p text:style-name="Text_20_body">The project file, <text:span text:style-name="Source_20_Text">HTMLLib.dpr</text:span>, contains a resource statement that includes <text:span text:style-name="Source_20_Text">HTML.res</text:span>. The project can now be compiled with <text:span text:style-name="Emphasis">Delphi</text:span> to create the required resource DLL. </text:p>
      <text:p text:style-name="Text_20_body">If the demo DLL is stored in the <text:span text:style-name="Source_20_Text">C:\Program Files\DelphiDabbler\HTMLRes\Demo</text:span> folder we can display the main page in Internet Explorer by entering the following URL in the address bar: </text:p>
      <text:p text:style-name="Source_20_Code_20_Framed">res://C:\Program Files\DelphiDabbler\HTMLRes\Demo\HTMLLib.dll/index.html</text:p>
      <text:p text:style-name="Text_20_body">The HTML file, its style sheet and the graphic are all stored in the DLL's resources along with a second page that can be displayed by clicking the link on the index page. </text:p>
      <text:p text:style-name="Copyright_20_Top_20_Line">This user guide is copyright © Peter D Johnson, 2007-2008, <text:a xlink:type="simple" xlink:href="http://www.delphidabbler.com/">www.delphidabbler.com</text:a>.</text:p>
      <text:p text:style-name="Copyright">It is licensed under a <text:a xlink:type="simple" xlink:href="http://creativecommons.org/licenses/by-nc-sa/2.5">Creative Commons License</text:a> </text:p>
      <text:p text:style-name="Copyright"><draw:a xlink:type="simple" xlink:href="http://creativecommons.org/licenses/by-nc-sa/2.5"><draw:frame draw:style-name="fr1" draw:name="graphics1" text:anchor-type="paragraph" svg:width="2.328cm" svg:height="0.82cm" draw:z-index="0"><draw:image xlink:href="Pictures/10000000000000580000001F7027388D.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Wingdings1" svg:font-family="Wingdings" style:font-adornments="Regular" style:font-pitch="variable" style:font-charset="x-symbol"/>
    <style:font-face style:name="StarSymbol" svg:font-family="StarSymbol"/>
    <style:font-face style:name="Tahoma1" svg:font-family="Tahoma"/>
    <style:font-face style:name="Courier New" svg:font-family="'Courier New'" style:font-family-generic="modern" style:font-pitch="fixed"/>
    <style:font-face style:name="Lucida Console" svg:font-family="'Lucida Console'" style:font-adornments="Bold Italic" style:font-family-generic="modern" style:font-pitch="fixed"/>
    <style:font-face style:name="Lucida Console1" svg:font-family="'Lucida Console'" style:font-adornments="Regular" style:font-family-generic="modern" style:font-pitch="fixed"/>
    <style:font-face style:name="Garamond" svg:font-family="Garamond"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adornments="Demibold Roman" style:font-family-generic="swiss" style:font-pitch="variable"/>
    <style:font-face style:name="Lucida Sans1" svg:font-family="'Lucida Sans'" style:font-adornments="Regular"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style:paragraph-properties fo:margin-top="0cm" fo:margin-bottom="0.423cm" fo:orphans="2" fo:widows="2" style:page-number="auto"/>
      <style:text-properties style:use-window-font-color="true" style:font-name="Garamon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background-color="transparent" fo:padding="0.15cm" fo:border-left="none" fo:border-right="none" fo:border-top="none" fo:border-bottom="0.035cm solid #999999" style:shadow="none">
        <style:background-image/>
      </style:paragraph-properties>
      <style:text-properties style:font-name="Lucida Sans" fo:font-size="18pt" fo:font-weight="600" style:font-name-asian="Arial Unicode MS"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master-page-name="" style:default-outline-level="2">
      <style:paragraph-properties fo:orphans="0" fo:widows="0" style:page-number="auto" fo:background-color="transparent">
        <style:background-image/>
      </style:paragraph-properties>
      <style:text-properties style:font-name="Lucida Sans" fo:font-size="16pt" fo:font-weight="600"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top="0cm" fo:margin-bottom="0.199cm" fo:background-color="transparent">
        <style:background-image/>
      </style:paragraph-properties>
      <style:text-properties style:use-window-font-color="true" style:font-name="Lucida Sans" fo:font-size="14pt" fo:font-weight="600" style:font-name-asian="Arial Unicode MS" style:font-size-asian="14pt" style:font-weight-asian="bold" style:font-name-complex="Tahoma" style:font-size-complex="14pt" style:font-weight-complex="bold"/>
    </style:style>
    <style:style style:name="Heading_20_4" style:display-name="Heading 4" style:family="paragraph" style:parent-style-name="Heading" style:next-style-name="Text_20_body" style:class="text" style:default-outline-level="4">
      <style:text-properties style:font-name="Times New Roman" fo:font-size="12pt" fo:font-weight="bold" style:font-name-asian="Arial Unicode MS" style:font-size-asian="12pt" style:font-weight-asian="bold" style:font-name-complex="Tahoma" style:font-size-complex="12pt" style:font-weight-complex="bold"/>
    </style:style>
    <style:style style:name="Heading_20_5" style:display-name="Heading 5" style:family="paragraph" style:parent-style-name="Heading" style:next-style-name="Text_20_body" style:class="text" style:default-outline-level="5">
      <style:text-properties style:font-name="Times New Roman" fo:font-size="10pt" fo:font-weight="bold" style:font-name-asian="Arial Unicode MS" style:font-size-asian="10pt" style:font-weight-asian="bold" style:font-name-complex="Tahoma" style:font-size-complex="10pt" style:font-weight-complex="bold"/>
    </style:style>
    <style:style style:name="List" style:family="paragraph" style:parent-style-name="Text_20_body" style:list-style-name="List_20_1" style:class="list">
      <style:paragraph-properties text:number-lines="false" text:line-number="0"/>
      <style:text-properties style:font-name-complex="Tahoma1"/>
    </style:style>
    <style:style style:name="List_20_2" style:display-name="List 2" style:family="paragraph" style:parent-style-name="List" style:list-style-name="List_20_2" style:class="list">
      <style:paragraph-properties fo:margin-left="1.27cm" fo:margin-right="0cm" fo:margin-top="0cm" fo:margin-bottom="0.212cm" fo:text-indent="-0.635cm" style:auto-text-indent="false"/>
    </style:style>
    <style:style style:name="Footer" style:family="paragraph" style:parent-style-name="Standard" style:class="extra">
      <style:paragraph-properties fo:text-align="center" style:justify-single-word="false" text:number-lines="false" text:line-number="0">
        <style:tab-stops>
          <style:tab-stop style:position="8.498cm" style:type="center"/>
          <style:tab-stop style:position="16.999cm" style:type="right"/>
        </style:tab-stops>
      </style:paragraph-properties>
      <style:text-properties style:font-name="Lucida Sans1" fo:font-size="10pt"/>
    </style:style>
    <style:style style:name="Table_20_Contents" style:display-name="Table Contents" style:family="paragraph" style:parent-style-name="Standard" style:class="extra">
      <style:paragraph-properties text:number-lines="false" text:line-number="0"/>
      <style:text-properties style:use-window-font-color="true" style:font-name="Garamon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color="#008080"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style:font-name="Garamon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Garamon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Garamon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style:font-name="Lucida Sans" fo:font-size="28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ucida Console" fo:font-size="24pt" fo:font-style="italic"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fo:color="#0000ff" style:font-name="Lucida Console1"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ototype" style:family="paragraph" style:parent-style-name="Preformatted_20_Text" style:class="text" style:master-page-name="">
      <style:paragraph-properties fo:margin-top="0.199cm" fo:margin-bottom="0.101cm" style:page-number="auto" fo:background-color="transparent" fo:keep-with-next="always">
        <style:background-image/>
      </style:paragraph-properties>
      <style:text-properties style:use-window-font-color="true"/>
    </style:style>
    <style:style style:name="Code_20_Explanation" style:display-name="Code Explanation" style:family="paragraph" style:parent-style-name="Text_20_body" style:class="text" style:master-page-name="">
      <style:paragraph-properties fo:margin-left="1.251cm" fo:margin-right="0cm" fo:text-indent="0cm" style:auto-text-indent="false" style:page-number="auto" fo:background-color="transparent">
        <style:background-image/>
      </style:paragraph-properties>
      <style:text-properties style:use-window-font-color="true"/>
    </style:style>
    <style:style style:name="Source_20_Code" style:display-name="Source Code" style:family="paragraph" style:parent-style-name="Preformatted_20_Text" style:class="text">
      <style:text-properties style:use-window-font-color="true"/>
    </style:style>
    <style:style style:name="Source_20_Code_20_Last" style:display-name="Source Code Last" style:family="paragraph" style:parent-style-name="Source_20_Code" style:class="text">
      <style:paragraph-properties fo:margin-top="0cm" fo:margin-bottom="0.423cm"/>
      <style:text-properties style:use-window-font-color="true"/>
    </style:style>
    <style:style style:name="Copyright" style:family="paragraph" style:parent-style-name="Text_20_body">
      <style:paragraph-properties fo:text-align="center" style:justify-single-word="false" style:shadow="none"/>
      <style:text-properties style:font-name="Lucida Sans1" fo:font-size="9pt"/>
    </style:style>
    <style:style style:name="Copyright_20_Top_20_Line" style:display-name="Copyright Top Line" style:family="paragraph" style:parent-style-name="Copyright">
      <style:paragraph-properties fo:margin-top="0.6cm" fo:margin-bottom="0.21cm" fo:padding="0.199cm" fo:border-left="none" fo:border-right="none" fo:border-top="0.002cm solid #999999" fo:border-bottom="none"/>
    </style:style>
    <style:style style:name="Code_20_Param" style:display-name="Code Param" style:family="paragraph" style:parent-style-name="Code_20_Explanation" style:list-style-name="List_20_1">
      <style:paragraph-properties fo:margin-top="0cm" fo:margin-bottom="0cm" text:number-lines="false" text:line-number="0"/>
      <style:text-properties style:use-window-font-color="true"/>
    </style:style>
    <style:style style:name="Code_20_Param_20_Bottom" style:display-name="Code Param Bottom" style:family="paragraph" style:parent-style-name="Code_20_Param">
      <style:paragraph-properties fo:margin-top="0cm" fo:margin-bottom="0.199cm"/>
      <style:text-properties style:use-window-font-color="true"/>
    </style:style>
    <style:style style:name="Code_20_Explanation_20_with_20_Params" style:display-name="Code Explanation with Params" style:family="paragraph" style:parent-style-name="Code_20_Explanation">
      <style:paragraph-properties fo:margin-top="0cm" fo:margin-bottom="0.101cm"/>
    </style:style>
    <style:style style:name="Source_20_Code_20_Framed" style:display-name="Source Code Framed" style:family="paragraph" style:parent-style-name="Source_20_Code_20_Last">
      <style:paragraph-properties fo:margin-left="1.194cm" fo:margin-right="-0.023cm" fo:text-indent="0cm" style:auto-text-indent="false" fo:background-color="#e6e6ff" fo:padding="0.141cm" fo:border="0.002cm solid #999999">
        <style:background-image/>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000080" style:text-underline-style="solid" style:text-underline-width="auto" style:text-underline-color="font-color"/>
    </style:style>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Source_20_Text" style:display-name="Source Text" style:family="text">
      <style:text-properties style:font-name="Lucida Console1" fo:font-size="10pt" fo:background-color="transparent" style:font-name-asian="Courier New" style:font-name-complex="Courier New"/>
    </style:style>
    <style:style style:name="Source_20_Comment" style:display-name="Source Comment" style:family="text">
      <style:text-properties fo:color="#0000ff" style:font-name="Lucida Console1" fo:font-size="10pt" fo:background-color="transparent" style:font-name-asian="Courier New" style:font-size-asian="10pt" style:font-name-complex="Courier New" style:font-size-complex="10pt"/>
    </style:style>
    <style:style style:name="Strong_20_Emphasis" style:display-name="Strong Emphasis" style:family="text">
      <style:text-properties fo:font-weight="bold" style:font-weight-asian="bold" style:font-weight-complex="bold"/>
    </style:style>
    <style:style style:name="Example" style:family="text">
      <style:text-properties style:font-name="Courier New" style:font-name-asian="Courier New" style:font-name-complex="Courier New"/>
    </style:style>
    <style:style style:name="Definition" style:family="text"/>
    <style:style style:name="Caption_20_characters" style:display-name="Caption characters" style:family="text"/>
    <style:style style:name="Variable" style:family="text">
      <style:text-properties fo:font-style="italic" style:font-style-asian="italic" style:font-style-complex="italic"/>
    </style:style>
    <style:style style:name="User_20_Entry" style:display-name="User Entry"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Page <text:page-number text:select-page="current">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meta:initial-creator>Peter Johnson</meta:initial-creator>
    <meta:creation-date>2007-08-27T03:17:40</meta:creation-date>
    <dc:creator>Peter Johnson</dc:creator>
    <dc:date>2008-08-23T21:24:24</dc:date>
    <dc:language>en-GB</dc:language>
    <meta:editing-cycles>39</meta:editing-cycles>
    <meta:editing-duration>PT12H44M25S</meta:editing-duration>
    <meta:user-defined meta:name="Info 1"/>
    <meta:user-defined meta:name="Info 2"/>
    <meta:user-defined meta:name="Info 3"/>
    <meta:user-defined meta:name="Info 4"/>
    <meta:document-statistic meta:table-count="3" meta:image-count="1" meta:object-count="0" meta:page-count="4" meta:paragraph-count="93" meta:word-count="1137" meta:character-count="6471"/>
  </office:meta>
</office:document-meta>
</file>